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erall I actually really enjoyed this lab. I thought John Conway's game of life was fascinating and watched some videos about how he created it. The lab itself was actually pretty challenging for me. It took me a while to figure out exactly how to store the locations for the cells that were going to be created in the next generation. But after a couple days I finally worked out all the kinks and got my program to be successful. It was extremely satisfying when I saw the cells moving correctly across the grid. Next time I think I would make a better plan for what I was going to do in my program. I didn't plan much out this time, and I think I would have figured it out a lot faster if I h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9:58:20</meta:creation-date>
    <meta:document-statistic meta:table-count="0" meta:image-count="0" meta:object-count="0" meta:page-count="1" meta:paragraph-count="1" meta:word-count="136" meta:character-count="699"/>
    <dc:date>2014-11-18T20:30:32</dc:date>
    <meta:editing-duration>PT16M59S</meta:editing-duration>
    <meta:editing-cycles>1</meta:editing-cycles>
    <meta:generator>OpenOffice/4.0.1$Unix OpenOffice.org_project/401m5$Build-9714</meta:generator>
  </office:meta>
</office:document-meta>
</file>